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bd4f" officeooo:paragraph-rsid="0012bd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h333Z4Gd7</text:p>
      <text:p text:style-name="P1">для хранилища и приложения. Хранилище только для IPCalculator. Для Pinout своё.</text:p>
      <text:p text:style-name="P1">В корневой папке есть скрин генерации пароля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30T19:45:02.123487574</meta:creation-date>
    <dc:date>2022-07-30T19:47:17.949630026</dc:date>
    <meta:editing-duration>PT2M16S</meta:editing-duration>
    <meta:editing-cycles>1</meta:editing-cycles>
    <meta:document-statistic meta:table-count="0" meta:image-count="0" meta:object-count="0" meta:page-count="1" meta:paragraph-count="3" meta:word-count="19" meta:character-count="134" meta:non-whitespace-character-count="118"/>
    <meta:generator>LibreOffice/7.3.4.2$Linux_X86_64 LibreOffice_project/30$Build-2</meta:generator>
  </office:meta>
</office:document-meta>
</file>